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Descrip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readObject( ObjectInputStream o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pendencyDescriptor.getResolvabl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endencyDescriptor.DependencyDescriptor( Field field , boolean required , boolean e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endencyDescriptor.increaseNesting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endencyDescriptor.resolveShortcut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resolveCandidate( String beanName , Class &lt; ? &gt; requiredType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getType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endencyDescriptor.DependencyDescriptor( MethodParameter methodParameter , boolean required , boolean e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endencyDescriptor.getDependencyTy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endencyDescriptor.DependencyDescriptor( Field field ,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resolveNotUnique( ResolvableType type , Map &lt; String , Object &gt; matching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initParameterNameDiscovery( @ Nullable ParameterNameDiscoverer parameterNameDiscove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endencyDescriptor.forFallback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Descriptor.hasNullableAnno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Descriptor.DependencyDescriptor( DependencyDescriptor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pendencyDescriptor.equals( @ Nullable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endencyDescriptor.DependencyDescriptor( MethodParameter methodParameter ,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setContainingClass( Class &lt; ? &gt; containin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endencyDescriptor.fallbackMatch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getDependenc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isE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Descriptor.isRequire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otlinDelegate.isNullable( Field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